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268cm" fo:min-width="3.691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761cm" fo:min-width="3.691cm"/>
    </style:style>
    <style:style style:name="gr4" style:family="graphic" style:parent-style-name="standard">
      <style:graphic-properties draw:stroke="dash" draw:stroke-dash="Fine_20_Dashed" svg:stroke-color="#000000" draw:fill="solid" draw:fill-color="#eeeeee" draw:textarea-horizontal-align="justify" draw:textarea-vertical-align="middle" draw:auto-grow-height="false" fo:min-height="0.268cm" fo:min-width="1.959cm"/>
    </style:style>
    <style:style style:name="gr5" style:family="graphic" style:parent-style-name="standard">
      <style:graphic-properties draw:stroke="dash" draw:stroke-dash="Fine_20_Dashed" svg:stroke-color="#000000" draw:fill="solid" draw:fill-color="#eeeeee" draw:textarea-horizontal-align="justify" draw:textarea-vertical-align="middle" draw:auto-grow-height="false" fo:min-height="1.761cm" fo:min-width="1.959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268cm" fo:min-width="1.959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.761cm" fo:min-width="1.959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268cm" fo:min-width="3.056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3.677cm" fo:min-width="3.056cm"/>
    </style:style>
    <style:style style:name="gr10" style:family="graphic" style:parent-style-name="standard">
      <style:graphic-properties draw:stroke="dash" draw:stroke-dash="Fine_20_Dashed" svg:stroke-color="#000000" draw:fill="solid" draw:fill-color="#eeeeee" draw:textarea-horizontal-align="justify" draw:textarea-vertical-align="middle" draw:auto-grow-height="false" fo:min-height="0.268cm" fo:min-width="2.267cm"/>
    </style:style>
    <style:style style:name="gr11" style:family="graphic" style:parent-style-name="standard">
      <style:graphic-properties draw:stroke="dash" draw:stroke-dash="Fine_20_Dashed" svg:stroke-color="#000000" draw:fill="solid" draw:fill-color="#eeeeee" draw:textarea-horizontal-align="justify" draw:textarea-vertical-align="middle" draw:auto-grow-height="false" fo:min-height="0.502cm" fo:min-width="2.267cm"/>
    </style:style>
    <style:style style:name="gr12" style:family="graphic" style:parent-style-name="standard">
      <style:graphic-properties draw:stroke="dash" draw:stroke-dash="Fine_20_Dashed" svg:stroke-color="#000000" draw:fill="solid" draw:fill-color="#eeeeee" draw:textarea-horizontal-align="justify" draw:textarea-vertical-align="middle" draw:auto-grow-height="false" fo:min-height="0.268cm" fo:min-width="2.548cm"/>
    </style:style>
    <style:style style:name="gr13" style:family="graphic" style:parent-style-name="standard">
      <style:graphic-properties draw:stroke="dash" draw:stroke-dash="Fine_20_Dashed" svg:stroke-color="#000000" draw:fill="solid" draw:fill-color="#eeeeee" draw:textarea-horizontal-align="justify" draw:textarea-vertical-align="middle" draw:auto-grow-height="false" fo:min-height="0.491cm" fo:min-width="2.548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dash" draw:stroke-dash="Fine_20_Dashed" svg:stroke-color="#000000" draw:fill="solid" draw:fill-color="#eeeeee" draw:textarea-horizontal-align="justify" draw:textarea-vertical-align="middle" draw:auto-grow-height="false" fo:min-height="0.491cm" fo:min-width="1.959cm"/>
    </style:style>
    <style:style style:name="gr16" style:family="graphic" style:parent-style-name="objectwithoutfill">
      <style:graphic-properties draw:stroke="dash" draw:stroke-dash="Fine_20_Dashed" draw:marker-end="Square_20_45_20_unfilled" draw:marker-end-width="0.3cm" draw:fill="none" draw:textarea-vertical-align="middle"/>
    </style:style>
    <style:style style:name="gr17" style:family="graphic" style:parent-style-name="standard">
      <style:graphic-properties draw:stroke="dash" draw:stroke-dash="Ultrafine_20_2_20_Dots_20_3_20_Dashes" svg:stroke-color="#999999" draw:fill="none" draw:textarea-horizontal-align="justify" draw:textarea-vertical-align="middle" draw:auto-grow-height="false" fo:min-height="0.787cm" fo:min-width="3.091cm"/>
    </style:style>
    <style:style style:name="gr18" style:family="graphic" style:parent-style-name="standard">
      <style:graphic-properties draw:stroke="dash" draw:stroke-dash="Ultrafine_20_2_20_Dots_20_3_20_Dashes" svg:stroke-color="#999999" draw:fill="none" draw:textarea-horizontal-align="justify" draw:textarea-vertical-align="middle" draw:auto-grow-height="false" fo:min-height="4.301cm" fo:min-width="3.091cm"/>
    </style:style>
    <style:style style:name="gr19" style:family="graphic" style:parent-style-name="standard">
      <style:graphic-properties draw:stroke="dash" draw:stroke-dash="Fine_20_Dashed" svg:stroke-color="#000000" draw:fill="solid" draw:fill-color="#eeeeee" draw:textarea-horizontal-align="justify" draw:textarea-vertical-align="middle" draw:auto-grow-height="false" fo:min-height="0.268cm" fo:min-width="4.861cm"/>
    </style:style>
    <style:style style:name="gr20" style:family="graphic" style:parent-style-name="standard">
      <style:graphic-properties draw:stroke="dash" draw:stroke-dash="Fine_20_Dashed" svg:stroke-color="#000000" draw:fill="solid" draw:fill-color="#eeeeee" draw:textarea-horizontal-align="justify" draw:textarea-vertical-align="middle" draw:auto-grow-height="false" fo:min-height="1.699cm" fo:min-width="4.861cm"/>
    </style:style>
    <style:style style:name="gr21" style:family="graphic" style:parent-style-name="standard">
      <style:graphic-properties svg:stroke-color="#999999" draw:fill="none" draw:textarea-horizontal-align="justify" draw:textarea-vertical-align="middle" draw:auto-grow-height="false" fo:min-height="0.268cm" fo:min-width="2.34cm"/>
    </style:style>
    <style:style style:name="gr22" style:family="graphic" style:parent-style-name="standard">
      <style:graphic-properties svg:stroke-color="#999999" draw:fill="none" draw:textarea-horizontal-align="justify" draw:textarea-vertical-align="middle" draw:auto-grow-height="false" fo:min-height="0.375cm" fo:min-width="2.34cm"/>
    </style:style>
    <style:style style:name="gr23" style:family="graphic" style:parent-style-name="objectwithoutfill">
      <style:graphic-properties draw:stroke="dash" draw:stroke-dash="Fine_20_Dashed" svg:stroke-color="#999999" draw:marker-end="Square_20_45_20_unfilled" draw:marker-end-width="0.3cm" draw:fill="none" draw:textarea-vertical-align="middle"/>
    </style:style>
    <style:style style:name="gr24" style:family="graphic" style:parent-style-name="standard">
      <style:graphic-properties svg:stroke-color="#999999" draw:fill="none" draw:textarea-horizontal-align="justify" draw:textarea-vertical-align="middle" draw:auto-grow-height="false" fo:min-height="0.268cm" fo:min-width="2.848cm"/>
    </style:style>
    <style:style style:name="gr25" style:family="graphic" style:parent-style-name="standard">
      <style:graphic-properties svg:stroke-color="#999999" draw:fill="none" draw:textarea-horizontal-align="justify" draw:textarea-vertical-align="middle" draw:auto-grow-height="false" fo:min-height="0.756cm" fo:min-width="2.848cm"/>
    </style:style>
    <style:style style:name="gr26" style:family="graphic" style:parent-style-name="standard">
      <style:graphic-properties draw:stroke="dash" draw:stroke-dash="Fine_20_Dashed" svg:stroke-color="#000000" draw:fill="solid" draw:fill-color="#eeeeee" draw:textarea-horizontal-align="justify" draw:textarea-vertical-align="middle" draw:auto-grow-height="false" fo:min-height="0.756cm" fo:min-width="1.959cm"/>
    </style:style>
    <style:style style:name="gr27" style:family="graphic" style:parent-style-name="standard">
      <style:graphic-properties draw:stroke="dash" draw:stroke-dash="_32__20_Dots_20_1_20_Dash" svg:stroke-color="#999999" draw:fill="none" draw:textarea-horizontal-align="justify" draw:textarea-vertical-align="middle" draw:auto-grow-height="false" fo:min-height="0.787cm" fo:min-width="2.213cm"/>
    </style:style>
    <style:style style:name="gr28" style:family="graphic" style:parent-style-name="standard">
      <style:graphic-properties draw:stroke="dash" draw:stroke-dash="_32__20_Dots_20_1_20_Dash" svg:stroke-color="#999999" draw:fill="none" draw:textarea-horizontal-align="justify" draw:textarea-vertical-align="middle" draw:auto-grow-height="false" fo:min-height="1.38cm" fo:min-width="2.213cm"/>
    </style:style>
    <style:style style:name="gr29" style:family="graphic" style:parent-style-name="objectwithoutfill">
      <style:graphic-properties draw:stroke="dash" draw:stroke-dash="Fine_20_Dashed" svg:stroke-color="#999999" draw:marker-end="Triangle_20_unfilled" draw:marker-end-width="0.3cm" draw:fill="none" draw:textarea-vertical-align="middle"/>
    </style:style>
    <style:style style:name="gr30" style:family="graphic" style:parent-style-name="standard">
      <style:graphic-properties svg:stroke-color="#999999" draw:fill="none" draw:textarea-horizontal-align="justify" draw:textarea-vertical-align="middle" draw:auto-grow-height="false" fo:min-height="0.375cm" fo:min-width="2.34cm"/>
    </style:style>
    <style:style style:name="gr31" style:family="graphic" style:parent-style-name="standard">
      <style:graphic-properties svg:stroke-color="#999999" draw:fill="none" draw:textarea-horizontal-align="justify" draw:textarea-vertical-align="middle" draw:auto-grow-height="false" fo:min-height="0.385cm" fo:min-width="2.34cm"/>
    </style:style>
    <style:style style:name="gr32" style:family="graphic" style:parent-style-name="standard">
      <style:graphic-properties svg:stroke-color="#999999" draw:fill="none" draw:textarea-horizontal-align="justify" draw:textarea-vertical-align="middle" draw:auto-grow-height="false" fo:min-height="0.268cm" fo:min-width="1.867cm"/>
    </style:style>
    <style:style style:name="gr33" style:family="graphic" style:parent-style-name="standard">
      <style:graphic-properties svg:stroke-color="#999999" draw:fill="none" draw:textarea-horizontal-align="justify" draw:textarea-vertical-align="middle" draw:auto-grow-height="false" fo:min-height="0.375cm" fo:min-width="1.867cm"/>
    </style:style>
    <style:style style:name="gr34" style:family="graphic" style:parent-style-name="standard">
      <style:graphic-properties draw:stroke="dash" draw:stroke-dash="Fine_20_Dashed" svg:stroke-color="#000000" draw:fill="solid" draw:fill-color="#eeeeee" draw:textarea-horizontal-align="justify" draw:textarea-vertical-align="middle" draw:auto-grow-height="false" fo:min-height="0.268cm" fo:min-width="2.721cm"/>
    </style:style>
    <style:style style:name="gr35" style:family="graphic" style:parent-style-name="standard">
      <style:graphic-properties draw:stroke="dash" draw:stroke-dash="Fine_20_Dashed" svg:stroke-color="#000000" draw:fill="solid" draw:fill-color="#eeeeee" draw:textarea-horizontal-align="justify" draw:textarea-vertical-align="middle" draw:auto-grow-height="false" fo:min-height="0.999cm" fo:min-width="2.721cm"/>
    </style:style>
    <style:style style:name="P1" style:family="paragraph">
      <loext:graphic-properties draw:fill="none"/>
      <style:paragraph-properties fo:text-align="center"/>
      <style:text-properties fo:color="#999999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0pt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  <style:text-properties fo:font-size="10pt"/>
    </style:style>
    <style:style style:name="P6" style:family="paragraph">
      <loext:graphic-properties draw:fill="solid" draw:fill-color="#eeeeee"/>
      <style:paragraph-properties fo:text-align="center"/>
      <style:text-properties fo:font-size="10pt"/>
    </style:style>
    <style:style style:name="P7" style:family="paragraph">
      <loext:graphic-properties draw:fill="solid" draw:fill-color="#eeeeee"/>
      <style:paragraph-properties fo:text-align="start"/>
      <style:text-properties fo:font-size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eeeeee"/>
      <style:paragraph-properties fo:text-align="start"/>
      <style:text-properties fo:font-size="10pt" style:font-size-asian="6pt" style:font-size-complex="6pt"/>
    </style:style>
    <style:style style:name="P10" style:family="paragraph">
      <loext:graphic-properties draw:fill="none"/>
      <style:paragraph-properties fo:text-align="center"/>
      <style:text-properties fo:color="#999999" fo:font-size="10pt"/>
    </style:style>
    <style:style style:name="P11" style:family="paragraph">
      <loext:graphic-properties draw:fill="none"/>
      <style:paragraph-properties fo:text-align="start"/>
      <style:text-properties fo:color="#999999" fo:font-size="10pt"/>
    </style:style>
    <style:style style:name="T1" style:family="text">
      <style:text-properties fo:font-size="10pt"/>
    </style:style>
    <style:style style:name="T2" style:family="text">
      <style:text-properties fo:color="#999999" fo:font-size="10pt"/>
    </style:style>
    <style:style style:name="T3" style:family="text">
      <style:text-properties fo:color="#999999" fo:font-size="10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26.821cm" svg:y1="2.397cm" svg:x2="26.839cm" svg:y2="6.461cm" draw:start-shape="id1" draw:start-glue-point="2" draw:end-shape="id2" draw:end-glue-point="0" svg:d="M26821 2397c0 3048 18 1016 18 4064" svg:viewBox="0 0 19 4065">
          <text:p/>
        </draw:connector>
        <draw:g xml:id="id7" draw:id="id7">
          <draw:custom-shape draw:style-name="gr2" draw:text-style-name="P3" draw:layer="layout" svg:width="4.191cm" svg:height="0.518cm" svg:x="2.905cm" svg:y="1.138cm">
            <text:p text:style-name="P2"><text:span text:style-name="T1">Poin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4.191cm" svg:height="2.011cm" svg:x="2.905cm" svg:y="1.656cm">
            <text:p text:style-name="P4"><text:span text:style-name="T1">getX()</text:span></text:p>
            <text:p text:style-name="P4"><text:span text:style-name="T1">getY()</text:span></text:p>
            <text:p text:style-name="P4"><text:span text:style-name="T1">translate(double,double)</text:span></text:p>
            <text:p text:style-name="P4"><text:span text:style-name="T1">toString()</text:span></text:p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4" draw:text-style-name="P6" draw:layer="layout" svg:width="2.459cm" svg:height="0.518cm" svg:x="3.748cm" svg:y="8.25cm">
            <text:p text:style-name="P2"><text:span text:style-name="T1">Shap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2.459cm" svg:height="2.011cm" svg:x="3.748cm" svg:y="8.768cm">
            <text:p text:style-name="P4"><text:span text:style-name="T1">createLines()</text:span></text:p>
            <text:p text:style-name="P4"><text:span text:style-name="T1">translate()</text:span></text:p>
            <text:p text:style-name="P4"><text:span text:style-name="T1">moveTo()</text:span></text:p>
            <text:p text:style-name="P4"><text:span text:style-name="T1">toString()</text:span></text:p>
            <draw:enhanced-geometry svg:viewBox="0 0 21600 21600" draw:type="rectangle" draw:enhanced-path="M 0 0 L 21600 0 21600 21600 0 21600 0 0 Z N"/>
          </draw:custom-shape>
        </draw:g>
        <draw:g xml:id="id8" draw:id="id8">
          <draw:custom-shape draw:style-name="gr6" draw:text-style-name="P3" draw:layer="layout" svg:width="2.459cm" svg:height="0.518cm" svg:x="8.366cm" svg:y="3.032cm">
            <text:p text:style-name="P2"><text:span text:style-name="T1">Lin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2.459cm" svg:height="2.011cm" svg:x="8.366cm" svg:y="3.55cm">
            <text:p text:style-name="P4"><text:span text:style-name="T1">firstPoint()</text:span></text:p>
            <text:p text:style-name="P4"><text:span text:style-name="T1">secondPoint()</text:span></text:p>
            <text:p text:style-name="P4"><text:span text:style-name="T1">toString()</text:span></text:p>
            <draw:enhanced-geometry svg:viewBox="0 0 21600 21600" draw:type="rectangle" draw:enhanced-path="M 0 0 L 21600 0 21600 21600 0 21600 0 0 Z N"/>
          </draw:custom-shape>
        </draw:g>
        <draw:g xml:id="id9" draw:id="id9">
          <draw:custom-shape draw:style-name="gr8" draw:text-style-name="P3" draw:layer="layout" svg:width="3.556cm" svg:height="0.518cm" svg:x="12.43cm" svg:y="4.81cm">
            <text:p text:style-name="P2"><text:span text:style-name="T1">GraphMod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3.556cm" svg:height="3.927cm" svg:x="12.43cm" svg:y="5.328cm">
            <text:p text:style-name="P4"><text:span text:style-name="T1">addLine(Line)</text:span></text:p>
            <text:p text:style-name="P4"><text:span text:style-name="T1">addLine(Point,Point)</text:span></text:p>
            <text:p text:style-name="P4"><text:span text:style-name="T1">plotPoint(Point)</text:span></text:p>
            <text:p text:style-name="P4"><text:span text:style-name="T1">endPlot()</text:span></text:p>
            <text:p text:style-name="P4"><text:span text:style-name="T1">getLines()</text:span></text:p>
            <text:p text:style-name="P4"><text:span text:style-name="T1">maxX()</text:span></text:p>
            <text:p text:style-name="P4"><text:span text:style-name="T1">minX()</text:span></text:p>
            <text:p text:style-name="P4"><text:span text:style-name="T1">maxY()</text:span></text:p>
            <text:p text:style-name="P4"><text:span text:style-name="T1">minY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10" draw:text-style-name="P6" draw:layer="layout" svg:width="2.767cm" svg:height="0.518cm" svg:x="1.508cm" svg:y="13.203cm">
            <text:p text:style-name="P2"><text:span text:style-name="T1">RegularSha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2.767cm" svg:height="0.752cm" svg:x="1.508cm" svg:y="13.7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" draw:id="id4">
          <draw:custom-shape draw:style-name="gr12" draw:text-style-name="P6" draw:layer="layout" svg:width="3.048cm" svg:height="0.518cm" svg:x="1.381cm" svg:y="15.616cm">
            <text:p text:style-name="P2"><text:span text:style-name="T1">EquilateralTriangl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3.048cm" svg:height="0.741cm" svg:x="1.381cm" svg:y="16.134cm">
            <text:p/>
            <draw:enhanced-geometry svg:viewBox="0 0 21600 21600" draw:type="rectangle" draw:enhanced-path="M 0 0 L 21600 0 21600 21600 0 21600 0 0 Z N"/>
          </draw:custom-shape>
        </draw:g>
        <draw:connector draw:style-name="gr14" draw:text-style-name="P8" draw:layer="layout" draw:type="curve" svg:x1="2.891cm" svg:y1="14.473cm" svg:x2="2.905cm" svg:y2="15.616cm" draw:start-shape="id3" draw:start-glue-point="2" draw:end-shape="id4" draw:end-glue-point="0" svg:d="M2891 14473c0 858 14 287 14 1143" svg:viewBox="0 0 15 1144">
          <text:p/>
        </draw:connector>
        <draw:connector draw:style-name="gr14" draw:text-style-name="P8" draw:layer="layout" draw:type="curve" svg:x1="4.977cm" svg:y1="10.779cm" svg:x2="2.891cm" svg:y2="13.203cm" draw:start-shape="id5" draw:start-glue-point="2" draw:end-shape="id3" draw:end-glue-point="0" svg:d="M4977 10779c0 1818-2086 606-2086 2424" svg:viewBox="0 0 2087 2425">
          <text:p/>
        </draw:connector>
        <draw:g xml:id="id6" draw:id="id6">
          <draw:custom-shape draw:style-name="gr4" draw:text-style-name="P6" draw:layer="layout" svg:width="2.459cm" svg:height="0.518cm" svg:x="4.61cm" svg:y="13.214cm">
            <text:p text:style-name="P2"><text:span text:style-name="T1">Trapezoi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9" draw:layer="layout" svg:width="2.459cm" svg:height="0.741cm" svg:x="4.61cm" svg:y="13.7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4" draw:text-style-name="P8" draw:layer="layout" draw:type="curve" svg:x1="4.977cm" svg:y1="10.779cm" svg:x2="5.839cm" svg:y2="13.214cm" draw:start-shape="id5" draw:end-shape="id6" draw:end-glue-point="0" svg:d="M4977 10779c0 1825 862 608 862 2435" svg:viewBox="0 0 863 2436">
          <text:p/>
        </draw:connector>
        <draw:connector draw:style-name="gr14" draw:text-style-name="P8" draw:layer="layout" draw:type="curve" svg:x1="5cm" svg:y1="3.667cm" svg:x2="4.977cm" svg:y2="8.25cm" draw:start-shape="id7" draw:start-glue-point="2" draw:end-shape="id5" draw:end-glue-point="0" svg:d="M5000 3667c0 3436-23 1145-23 4583" svg:viewBox="0 0 24 4584">
          <text:p/>
        </draw:connector>
        <draw:connector draw:style-name="gr16" draw:text-style-name="P8" draw:layer="layout" draw:type="curve" svg:x1="5cm" svg:y1="3.667cm" svg:x2="8.366cm" svg:y2="4.296cm" draw:start-shape="id7" draw:start-glue-point="2" draw:end-shape="id8" draw:end-glue-point="3" svg:d="M5000 3667c0 420 1122 629 3366 629" svg:viewBox="0 0 3367 630">
          <text:p/>
        </draw:connector>
        <draw:connector draw:style-name="gr16" draw:text-style-name="P8" draw:layer="layout" draw:type="curve" svg:x1="9.595cm" svg:y1="5.561cm" svg:x2="12.43cm" svg:y2="7.032cm" draw:start-shape="id8" draw:start-glue-point="2" draw:end-shape="id9" draw:end-glue-point="3" svg:d="M9595 5561c0 981 945 1471 2835 1471" svg:viewBox="0 0 2836 1472">
          <text:p/>
        </draw:connector>
        <draw:connector draw:style-name="gr16" draw:text-style-name="P8" draw:layer="layout" draw:type="curve" svg:x1="5cm" svg:y1="3.667cm" svg:x2="12.43cm" svg:y2="7.032cm" draw:start-shape="id7" draw:start-glue-point="2" draw:end-shape="id9" draw:end-glue-point="3" svg:d="M5000 3667c0 2244 2476 3365 7430 3365" svg:viewBox="0 0 7431 3366">
          <text:p/>
        </draw:connector>
        <draw:g xml:id="id12" draw:id="id12">
          <draw:custom-shape draw:style-name="gr17" draw:text-style-name="P10" draw:layer="layout" svg:width="3.591cm" svg:height="1.037cm" svg:x="17.983cm" svg:y="5.699cm">
            <text:p text:style-name="P2"><text:span text:style-name="T2">GraphView</text:span></text:p>
            <text:p text:style-name="P2"><text:span text:style-name="T3">abstra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layout" svg:width="3.591cm" svg:height="4.551cm" svg:x="17.983cm" svg:y="6.736cm">
            <text:p text:style-name="P4"><text:span text:style-name="T2">model()</text:span></text:p>
            <text:p text:style-name="P4"><text:span text:style-name="T2">refresh()</text:span></text:p>
            <text:p text:style-name="P4"><text:span text:style-name="T2">grid()</text:span></text:p>
            <text:p text:style-name="P4"><text:span text:style-name="T2">setResolution(int,int)</text:span></text:p>
            <text:p text:style-name="P4"><text:span text:style-name="T2">gridX(int)</text:span></text:p>
            <text:p text:style-name="P4"><text:span text:style-name="T2">gridY(int)</text:span></text:p>
            <text:p text:style-name="P4"><text:span text:style-name="T2">toString()</text:span></text:p>
            <text:p text:style-name="P4"><text:span text:style-name="T2">translateX(double)</text:span></text:p>
            <text:p text:style-name="P4"><text:span text:style-name="T2">translateY(double)</text:span></text:p>
            <text:p text:style-name="P4"><text:span text:style-name="T2">translatePoint(Point)</text:span></text:p>
            <text:p text:style-name="P4"><text:span text:style-name="T2">transformLine(Line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0" draw:id="id10">
          <draw:custom-shape draw:style-name="gr4" draw:text-style-name="P6" draw:layer="layout" svg:width="2.459cm" svg:height="0.518cm" svg:x="7.377cm" svg:y="13.214cm">
            <text:p text:style-name="P2"><text:span text:style-name="T1">Triang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9" draw:layer="layout" svg:width="2.459cm" svg:height="0.741cm" svg:x="7.377cm" svg:y="13.7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4" draw:text-style-name="P8" draw:layer="layout" draw:type="curve" svg:x1="4.977cm" svg:y1="10.779cm" svg:x2="8.606cm" svg:y2="13.214cm" draw:start-shape="id5" draw:end-shape="id10" draw:end-glue-point="0" svg:d="M4977 10779c0 1825 3629 608 3629 2435" svg:viewBox="0 0 3630 2436">
          <text:p/>
        </draw:connector>
        <draw:g xml:id="id11" draw:id="id11">
          <draw:custom-shape draw:style-name="gr19" draw:text-style-name="P6" draw:layer="layout" svg:width="5.361cm" svg:height="0.518cm" svg:x="11.514cm" svg:y="10.725cm">
            <text:p text:style-name="P2"><text:span text:style-name="T1">GraphModelShapes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7" draw:layer="layout" svg:width="5.361cm" svg:height="1.949cm" svg:x="11.514cm" svg:y="11.243cm">
            <text:p text:style-name="P4"><text:span text:style-name="T1">setColor(Color)</text:span></text:p>
            <text:p text:style-name="P4"><text:span text:style-name="T1">addLine(Point,Point)</text:span></text:p>
            <text:p text:style-name="P4"><text:span text:style-name="T1">plotPoint(double,double,Polygon)</text:span></text:p>
            <text:p text:style-name="P4"><text:span text:style-name="T1">addShape(Polygon)</text:span></text:p>
            <draw:enhanced-geometry svg:viewBox="0 0 21600 21600" draw:type="rectangle" draw:enhanced-path="M 0 0 L 21600 0 21600 21600 0 21600 0 0 Z N"/>
          </draw:custom-shape>
        </draw:g>
        <draw:connector draw:style-name="gr14" draw:text-style-name="P8" draw:layer="layout" draw:type="curve" svg:x1="14.208cm" svg:y1="9.255cm" svg:x2="14.194cm" svg:y2="10.725cm" draw:start-shape="id9" draw:start-glue-point="2" draw:end-shape="id11" svg:d="M14208 9255c0 1102-14 368-14 1470" svg:viewBox="0 0 15 1471">
          <text:p/>
        </draw:connector>
        <draw:connector draw:style-name="gr16" draw:text-style-name="P8" draw:layer="layout" draw:type="curve" svg:x1="4.977cm" svg:y1="10.779cm" svg:x2="11.514cm" svg:y2="11.958cm" draw:start-shape="id5" draw:start-glue-point="2" draw:end-shape="id11" draw:end-glue-point="3" svg:d="M4977 10779c0 786 2179 1179 6537 1179" svg:viewBox="0 0 6538 1180">
          <text:p/>
        </draw:connector>
        <draw:g xml:id="id13" draw:id="id13">
          <draw:custom-shape draw:style-name="gr21" draw:text-style-name="P10" draw:layer="layout" svg:width="2.84cm" svg:height="0.518cm" svg:x="17.418cm" svg:y="14.589cm">
            <text:p text:style-name="P2"><text:span text:style-name="T2">GraphViewText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1" draw:layer="layout" svg:width="2.84cm" svg:height="0.625cm" svg:x="17.418cm" svg:y="15.107cm">
            <text:p text:style-name="P4"><text:span text:style-name="T2">grid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3" draw:text-style-name="P8" draw:layer="layout" draw:type="curve" svg:x1="14.208cm" svg:y1="9.255cm" svg:x2="17.983cm" svg:y2="8.493cm" draw:start-shape="id9" draw:start-glue-point="2" draw:end-shape="id12" draw:end-glue-point="3" svg:d="M14208 9255c0 750 1388 625 1958 247s319-1009 1817-1009" svg:viewBox="0 0 3776 1311">
          <text:p/>
        </draw:connector>
        <draw:g xml:id="id14" draw:id="id14">
          <draw:custom-shape draw:style-name="gr24" draw:text-style-name="P10" draw:layer="layout" svg:width="3.348cm" svg:height="0.518cm" svg:x="22.082cm" svg:y="14.589cm">
            <text:p text:style-name="P2"><text:span text:style-name="T2">GraphViewGUI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1" draw:layer="layout" svg:width="3.348cm" svg:height="1.006cm" svg:x="22.082cm" svg:y="15.107cm">
            <text:p text:style-name="P4"><text:span text:style-name="T2">grid()</text:span></text:p>
            <text:p text:style-name="P4"><text:span text:style-name="T2">transformLine(LIne)</text:span></text:p>
            <draw:enhanced-geometry svg:viewBox="0 0 21600 21600" draw:type="rectangle" draw:enhanced-path="M 0 0 L 21600 0 21600 21600 0 21600 0 0 Z N"/>
          </draw:custom-shape>
        </draw:g>
        <draw:connector draw:style-name="gr1" draw:text-style-name="P1" draw:layer="layout" draw:type="curve" svg:x1="19.778cm" svg:y1="11.287cm" svg:x2="18.838cm" svg:y2="14.589cm" draw:start-shape="id12" draw:start-glue-point="2" draw:end-shape="id13" svg:d="M19778 11287c0 2476-940 826-940 3302" svg:viewBox="0 0 941 3303">
          <text:p/>
        </draw:connector>
        <draw:connector draw:style-name="gr1" draw:text-style-name="P1" draw:layer="layout" draw:type="curve" svg:x1="19.778cm" svg:y1="11.287cm" svg:x2="23.756cm" svg:y2="14.589cm" draw:start-shape="id12" draw:start-glue-point="2" draw:end-shape="id14" svg:d="M19778 11287c0 2476 3978 826 3978 3302" svg:viewBox="0 0 3979 3303">
          <text:p/>
        </draw:connector>
        <draw:g xml:id="id15" draw:id="id15">
          <draw:custom-shape draw:style-name="gr4" draw:text-style-name="P6" draw:layer="layout" svg:width="2.459cm" svg:height="0.518cm" svg:x="8.366cm" svg:y="7.223cm">
            <text:p text:style-name="P2"><text:span text:style-name="T1">ColorLine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7" draw:layer="layout" svg:width="2.459cm" svg:height="1.006cm" svg:x="8.366cm" svg:y="7.741cm">
            <text:p text:style-name="P4"><text:span text:style-name="T1">color(Color)</text:span></text:p>
            <text:p text:style-name="P4"><text:span text:style-name="T1">color()</text:span></text:p>
            <draw:enhanced-geometry svg:viewBox="0 0 21600 21600" draw:type="rectangle" draw:enhanced-path="M 0 0 L 21600 0 21600 21600 0 21600 0 0 Z N"/>
          </draw:custom-shape>
        </draw:g>
        <draw:connector draw:style-name="gr16" draw:text-style-name="P8" draw:layer="layout" draw:type="curve" svg:x1="9.595cm" svg:y1="8.747cm" svg:x2="6.207cm" svg:y2="9.514cm" draw:start-shape="id15" draw:start-glue-point="2" draw:end-shape="id5" draw:end-glue-point="1" svg:d="M9595 8747c0 512-1129 767-3388 767" svg:viewBox="0 0 3389 768">
          <text:p/>
        </draw:connector>
        <draw:connector draw:style-name="gr14" draw:text-style-name="P8" draw:layer="layout" draw:type="curve" svg:x1="9.595cm" svg:y1="5.561cm" svg:x2="9.595cm" svg:y2="7.223cm" draw:start-shape="id8" draw:end-shape="id15" draw:end-glue-point="0" svg:d="M9595 5561v1662" svg:viewBox="0 0 1 1663">
          <text:p/>
        </draw:connector>
        <draw:g xml:id="id16" draw:id="id16">
          <draw:custom-shape draw:style-name="gr27" draw:text-style-name="P10" draw:layer="layout" svg:width="2.713cm" svg:height="1.037cm" svg:x="22.244cm" svg:y="2.143cm">
            <text:p text:style-name="P2"><text:span text:style-name="T2">PixelMap</text:span></text:p>
            <text:p text:style-name="P2"><text:span text:style-name="T3">interface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11" draw:layer="layout" svg:width="2.713cm" svg:height="1.63cm" svg:x="22.244cm" svg:y="3.18cm">
            <text:p text:style-name="P4"><text:span text:style-name="T2">setLines()</text:span></text:p>
            <text:p text:style-name="P4"><text:span text:style-name="T2">setSize()</text:span></text:p>
            <text:p text:style-name="P4"><text:span text:style-name="T2">repaint()</text:span></text:p>
            <draw:enhanced-geometry svg:viewBox="0 0 21600 21600" draw:type="rectangle" draw:enhanced-path="M 0 0 L 21600 0 21600 21600 0 21600 0 0 Z N"/>
          </draw:custom-shape>
        </draw:g>
        <draw:connector draw:style-name="gr29" draw:text-style-name="P1" draw:layer="layout" draw:type="curve" svg:x1="23.6cm" svg:y1="4.81cm" svg:x2="23.583cm" svg:y2="6.461cm" draw:start-shape="id16" draw:start-glue-point="2" draw:end-shape="id17" draw:end-glue-point="0" svg:d="M23600 4810c0 1239-17 414-17 1651" svg:viewBox="0 0 18 1652">
          <text:p/>
        </draw:connector>
        <draw:g xml:id="id17" draw:id="id17">
          <draw:custom-shape draw:style-name="gr21" draw:text-style-name="P10" draw:layer="layout" svg:width="2.84cm" svg:height="0.518cm" svg:x="22.163cm" svg:y="6.461cm">
            <text:p text:style-name="P2"><text:span text:style-name="T2">StringPixelMap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11" draw:layer="layout" svg:width="2.84cm" svg:height="0.625cm" svg:x="22.163cm" svg:y="6.979cm">
            <text:p/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21" draw:text-style-name="P10" draw:layer="layout" svg:width="2.84cm" svg:height="0.518cm" svg:x="25.419cm" svg:y="6.461cm">
            <text:p text:style-name="P2"><text:span text:style-name="T2">JPanelPixelMap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11" draw:layer="layout" svg:width="2.84cm" svg:height="0.635cm" svg:x="25.419cm" svg:y="6.969cm">
            <text:p/>
            <draw:enhanced-geometry svg:viewBox="0 0 21600 21600" draw:type="rectangle" draw:enhanced-path="M 0 0 L 21600 0 21600 21600 0 21600 0 0 Z N"/>
          </draw:custom-shape>
        </draw:g>
        <draw:connector draw:style-name="gr23" draw:text-style-name="P1" draw:layer="layout" draw:type="curve" svg:x1="23.583cm" svg:y1="7.604cm" svg:x2="20.258cm" svg:y2="15.16cm" draw:start-shape="id17" draw:start-glue-point="2" draw:end-shape="id13" draw:end-glue-point="1" svg:d="M23583 7604c0 5038-1108 7556-3325 7556" svg:viewBox="0 0 3326 7557">
          <text:p/>
        </draw:connector>
        <draw:connector draw:style-name="gr23" draw:text-style-name="P1" draw:layer="layout" draw:type="curve" svg:x1="26.839cm" svg:y1="7.604cm" svg:x2="25.43cm" svg:y2="15.351cm" draw:start-shape="id2" draw:start-glue-point="2" draw:end-shape="id14" draw:end-glue-point="1" svg:d="M26839 7604c0 5165-469 7747-1409 7747" svg:viewBox="0 0 1410 7748">
          <text:p/>
        </draw:connector>
        <draw:g xml:id="id1" draw:id="id1">
          <draw:custom-shape draw:style-name="gr32" draw:text-style-name="P10" draw:layer="layout" svg:width="2.367cm" svg:height="0.518cm" svg:x="25.638cm" svg:y="1.254cm">
            <text:p text:style-name="P2"><text:span text:style-name="T2">JPanel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11" draw:layer="layout" svg:width="2.367cm" svg:height="0.625cm" svg:x="25.638cm" svg:y="1.772cm">
            <text:p/>
            <draw:enhanced-geometry svg:viewBox="0 0 21600 21600" draw:type="rectangle" draw:enhanced-path="M 0 0 L 21600 0 21600 21600 0 21600 0 0 Z N"/>
          </draw:custom-shape>
        </draw:g>
        <draw:connector draw:style-name="gr29" draw:text-style-name="P1" draw:layer="layout" draw:type="curve" svg:x1="23.6cm" svg:y1="4.81cm" svg:x2="26.839cm" svg:y2="6.461cm" draw:start-shape="id16" draw:start-glue-point="2" draw:end-shape="id2" draw:end-glue-point="0" svg:d="M23600 4810c0 1239 3239 414 3239 1651" svg:viewBox="0 0 3240 1652">
          <text:p/>
        </draw:connector>
        <draw:g xml:id="id18" draw:id="id18">
          <draw:custom-shape draw:style-name="gr34" draw:text-style-name="P6" draw:layer="layout" svg:width="3.221cm" svg:height="0.518cm" svg:x="19.569cm" svg:y="17.521cm">
            <text:p text:style-name="P2"><text:span text:style-name="T1">GraphController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7" draw:layer="layout" svg:width="3.221cm" svg:height="1.249cm" svg:x="19.569cm" svg:y="18.039cm">
            <text:p/>
            <draw:enhanced-geometry svg:viewBox="0 0 21600 21600" draw:type="rectangle" draw:enhanced-path="M 0 0 L 21600 0 21600 21600 0 21600 0 0 Z N"/>
          </draw:custom-shape>
        </draw:g>
        <draw:connector draw:style-name="gr23" draw:text-style-name="P8" draw:layer="layout" draw:type="curve" svg:x1="18.838cm" svg:y1="15.732cm" svg:x2="19.569cm" svg:y2="18.404cm" draw:start-shape="id13" draw:start-glue-point="2" draw:end-shape="id18" draw:end-glue-point="3" svg:d="M18838 15732c0 1782 243 2672 731 2672" svg:viewBox="0 0 732 2673">
          <text:p/>
        </draw:connector>
        <draw:connector draw:style-name="gr16" draw:text-style-name="P8" draw:layer="layout" draw:type="curve" svg:x1="14.194cm" svg:y1="13.192cm" svg:x2="19.569cm" svg:y2="18.404cm" draw:start-shape="id11" draw:start-glue-point="2" draw:end-shape="id18" draw:end-glue-point="3" svg:d="M14194 13192c0 3475 1791 5212 5375 5212" svg:viewBox="0 0 5376 5213">
          <text:p/>
        </draw:connector>
        <draw:connector draw:style-name="gr23" draw:text-style-name="P8" draw:layer="layout" draw:type="curve" svg:x1="23.756cm" svg:y1="16.113cm" svg:x2="22.79cm" svg:y2="18.404cm" draw:start-shape="id14" draw:start-glue-point="2" draw:end-shape="id18" draw:end-glue-point="1" svg:d="M23756 16113c0 1528-322 2291-966 2291" svg:viewBox="0 0 967 2292">
          <text:p/>
        </draw:connector>
        <draw:g xml:id="id19" draw:id="id19">
          <draw:custom-shape draw:style-name="gr4" draw:text-style-name="P6" draw:layer="layout" svg:width="2.459cm" svg:height="0.518cm" svg:x="4.61cm" svg:y="15.605cm">
            <text:p text:style-name="P2"><text:span text:style-name="T1">Parallelogra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9" draw:layer="layout" svg:width="2.459cm" svg:height="0.741cm" svg:x="4.61cm" svg:y="16.1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4" draw:text-style-name="P8" draw:layer="layout" draw:type="curve" svg:x1="5.839cm" svg:y1="14.473cm" svg:x2="5.839cm" svg:y2="15.605cm" draw:start-shape="id6" draw:start-glue-point="2" draw:end-shape="id19" draw:end-glue-point="0" svg:d="M5839 14473v1132" svg:viewBox="0 0 1 1133">
          <text:p/>
        </draw:connector>
        <draw:g xml:id="id20" draw:id="id20">
          <draw:custom-shape draw:style-name="gr4" draw:text-style-name="P6" draw:layer="layout" svg:width="2.459cm" svg:height="0.518cm" svg:x="7.377cm" svg:y="15.605cm">
            <text:p text:style-name="P2"><text:span text:style-name="T1">RightTriang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9" draw:layer="layout" svg:width="2.459cm" svg:height="0.741cm" svg:x="7.377cm" svg:y="16.1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4" draw:text-style-name="P8" draw:layer="layout" draw:type="curve" svg:x1="8.606cm" svg:y1="14.473cm" svg:x2="8.606cm" svg:y2="15.605cm" draw:start-shape="id10" draw:start-glue-point="2" draw:end-shape="id20" draw:end-glue-point="0" svg:d="M8606 14473v1132" svg:viewBox="0 0 1 113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quare_20_45_20_unfilled" draw:display-name="Square 45 unfilled" svg:viewBox="0 0 3000 3000" svg:d="M1500 3000l-1500-1500 1500-1500 1500 1500zM1500 2715l-1215-1215 1215-1215 1215 1215z"/>
    <draw:marker draw:name="Triangle_20_unfilled" draw:display-name="Triangle unfilled" svg:viewBox="0 0 3000 3000" svg:d="M1500 0l1500 3000h-3000zM1500 447l-1176 2353h2353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1T16:41:26.479259494</meta:creation-date>
    <dc:date>2020-02-16T03:50:32.284103312</dc:date>
    <meta:editing-duration>P3DT8H45M59S</meta:editing-duration>
    <meta:editing-cycles>17</meta:editing-cycles>
    <meta:generator>LibreOffice/6.0.7.3$Linux_X86_64 LibreOffice_project/00m0$Build-3</meta:generator>
    <meta:document-statistic meta:object-count="85"/>
  </office:meta>
</office:document-meta>
</file>